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1"/>
          <table:table-cell table:style-name="ce75"/>
          <table:table-cell table:style-name="ce76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2"/>
          <table:table-cell table:style-name="ce75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</table:table-row>
        <table:table-row table:style-name="ro12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8"/>
          <table:table-cell table:style-name="ce28" table:number-columns-repeated="10"/>
          <table:table-cell table:style-name="ce41"/>
        </table:table-row>
        <table:table-row table:style-name="ro6">
          <table:table-cell table:style-name="ce71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80"/>
        <table:table-column table:style-name="co35" table:default-cell-style-name="ce83"/>
        <table:table-column table:style-name="co36" table:default-cell-style-name="ce76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8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2"/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2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80"/>
        <table:table-column table:style-name="co42" table:default-cell-style-name="ce83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/00/0000</text:date>, <text:time style:data-style-name="N2" text:time-value="14:20:11.082126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4T18:57:42.174503107</dc:date>
    <meta:editing-duration>P64DT15H35M56S</meta:editing-duration>
    <meta:editing-cycles>1148</meta:editing-cycles>
    <meta:document-statistic meta:table-count="10" meta:cell-count="1428" meta:object-count="0"/>
  </office:meta>
</office:document-meta>
</file>